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guard.get( char [ ] json , int json_len , char [ ] key , int key_l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Forguard.next_token( Parser pars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orguard.next_char( 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guard.javaGet( String jso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guard.scanString( Parser par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guar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